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212cm"/>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margin-top="0cm" fo:margin-bottom="0cm"/>
      <style:text-properties fo:font-style="italic" style:font-style-asian="italic" style:font-style-complex="italic"/>
    </style:style>
    <style:style style:name="P8" style:family="paragraph" style:parent-style-name="Text_20_body" style:master-page-name="">
      <style:paragraph-properties fo:margin-top="0cm" fo:margin-bottom="0cm" style:page-number="auto"/>
      <style:text-properties fo:font-style="italic" style:font-style-asian="italic" style:font-style-complex="italic"/>
    </style:style>
    <style:style style:name="P9" style:family="paragraph" style:parent-style-name="Heading">
      <style:text-properties fo:font-size="20pt" fo:font-weight="bold" style:font-size-asian="20pt" style:font-weight-asian="bold" style:font-size-complex="20pt" style:font-weight-complex="bold"/>
    </style:style>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3">
      <style:text-properties fo:font-style="normal" style:font-style-asian="normal" style:font-style-complex="normal"/>
    </style:style>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3">
      <style:text-properties fo:font-style="normal" style:font-style-asian="normal" style:font-style-complex="normal"/>
    </style:style>
    <style:style style:name="P16" style:family="paragraph" style:parent-style-name="Text_20_body" style:list-style-name="L3">
      <style:text-properties fo:font-style="normal" fo:font-weight="normal" style:font-style-asian="normal" style:font-weight-asian="normal" style:font-style-complex="normal" style:font-weight-complex="normal"/>
    </style:style>
    <style:style style:name="P17" style:family="paragraph" style:parent-style-name="Heading_20_1" style:list-style-name="L1"/>
    <style:style style:name="P18" style:family="paragraph" style:parent-style-name="Heading_20_1" style:list-style-name="L1"/>
    <style:style style:name="P19" style:family="paragraph" style:parent-style-name="Heading_20_1" style:list-style-name="L1"/>
    <style:style style:name="P20" style:family="paragraph" style:parent-style-name="Heading_20_2" style:list-style-name="L1"/>
    <style:style style:name="P21" style:family="paragraph" style:parent-style-name="Heading_20_2" style:list-style-name="L1"/>
    <style:style style:name="P22" style:family="paragraph" style:parent-style-name="Heading_20_2" style:list-style-name="L1"/>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Zugang zum SVN-Repository</text:p>
      <text:p text:style-name="Standard">Der Zugang zum SVS-Repository erfolgt über eine SSH Verbindung. Die Authentifizierung erfolgt mit public-key authentication. Dafür benötigt man SSH-Keys.</text:p>
      <text:p text:style-name="Standard">Zugang zum Server bitte bei uns erfragen, entweder im IRC oder eine Email schicken mit eurem gewünschten Usernamen, Vor- und Nachname an idefix at fechner.net</text:p>
      <text:p text:style-name="Standard">Für diejenigen, die im Umgang mit Subversion schon geübt sind, hier die Adresse unter dem das Repository ausgecheckt werden kann: <text:span text:style-name="T1">svn+ssh://&lt;user&gt;@dev.freebus.org/usr/local/svn/freebus</text:span></text:p>
      <text:p text:style-name="P2">Im folgenden wird beschrieben, welche Schritte und Tools nötig sind um den Zugang einzurichten. Unter Punkt 1 für Windows, Punkt 2 für Linux.</text:p>
      <text:p text:style-name="P2">Der SSH-Fingerprint unseres Servers ist: 53:06:27:da:4d:b6:5d:53:52:da:0b:46:a3:00:33:ee</text:p>
      <text:list text:style-name="L1">
        <text:list-item>
          <text:h text:style-name="P17" text:outline-level="1">WINDOWS</text:h>
          <text:list>
            <text:list-item>
              <text:h text:style-name="P20"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1"><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text:style-name="L1" text:continue-numbering="true">
        <text:list-item>
          <text:list text:continue-numbering="true">
            <text:list-item>
              <text:h text:style-name="P20" text:outline-level="2"><text:soft-page-break/>SSH-Key laden</text:h>
            </text:list-item>
          </text:list>
        </text:list-item>
      </text:list>
      <text:p text:style-name="P1">Jetzt brauchen wir das Programm <text:a xlink:type="simple" xlink:href="http://www.tartarus.org/~simon/putty-snapshots/x86/pageant.exe">SSH-Key Agent.</text:a></text:p>
      <text:p text:style-name="P1">Das Programm starten jetzt habt ihr unten rechts in der Menüleiste das Icon: </text:p>
      <text:p text:style-name="P1"><draw:frame draw:style-name="fr2" draw:name="Grafik1" text:anchor-type="paragraph" svg:x="0.554cm" svg:y="0.175cm" svg:width="0.529cm" svg:height="0.584cm" draw:z-index="0"><draw:image xlink:href="Pictures/2000000700000212000002479BDDAFB4.svm" xlink:type="simple" xlink:show="embed" xlink:actuate="onLoad"/></draw:frame></text:p>
      <text:p text:style-name="P1">Rechtsklick drauf Add Key und jetzt den Key laden den ihr vorher erstellt habt. Jetzt die Passphrase eingeben die ihr vorher eingegeben habt.</text:p>
      <text:p text:style-name="P1"><draw:frame draw:style-name="fr3" draw:name="Grafik3" text:anchor-type="paragraph" svg:width="4.166cm" svg:height="2.201cm" draw:z-index="2"><draw:image xlink:href="Pictures/10000000000000D80000007B8D9D342C.png" xlink:type="simple" xlink:show="embed" xlink:actuate="onLoad"/></draw:frame></text:p>
      <text:list text:style-name="L1" text:continue-numbering="true">
        <text:list-item>
          <text:list text:continue-numbering="true">
            <text:list-item>
              <text:h text:style-name="P20"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text:style-name="L2">
        <text:list-item>
          <text:p text:style-name="P10">Name der Datei muss authorized_keys sein, keine Endung</text:p>
        </text:list-item>
        <text:list-item>
          <text:p text:style-name="P10">Datei auf den Server kopiert in der Verzeichnis .ssh</text:p>
        </text:list-item>
        <text:list-item>
          <text:p text:style-name="P10">pageant gestartet und Key geladen</text:p>
        </text:list-item>
      </text:list>
      <text:list text:style-name="L1" text:continue-numbering="true">
        <text:list-item>
          <text:list text:continue-numbering="true">
            <text:list-item>
              <text:h text:style-name="P20"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text:style-name="L1" text:continue-numbering="true">
        <text:list-item>
          <text:list text:continue-numbering="true">
            <text:list-item>
              <text:h text:style-name="P20" text:outline-level="2"><text:soft-page-break/>Ganz normal Arbeiten mit SVN</text:h>
            </text:list-item>
          </text:list>
        </text:list-item>
      </text:list>
      <text:p text:style-name="Text_20_body">Wenn alles mal eingerichtet worden ist und der Rechner neu gestartet worden ist, einfach nochmal das machen was bei SSH-Key laden beschrieben ist.</text:p>
      <text:list text:style-name="L1" text:continue-numbering="true">
        <text:list-item>
          <text:h text:style-name="P17" text:outline-level="1">LINUX</text:h>
        </text:list-item>
      </text:list>
      <text:p text:style-name="Text_20_body">Für die Verwendung von Subversion unter Linux benötigt man zumindest einen <text:span text:style-name="T1">ssh</text:span>- und einen <text:span text:style-name="T1">subversion</text:span>-Client. Ersterer ist in der Regel bereits im Standardumfang einer Distribution enthalten, subversion kann üblicherweise aus den Paketquellen nachinstalliert werden. In Ubuntu-Linux heißt das entsprechende Paket beispielsweise <text:span text:style-name="T2">subversion.</text:span></text:p>
      <text:p text:style-name="P5">Wer kein Freund der Kommandozeile ist oder mehr Komfort braucht, hier ein paar Links:</text:p>
      <text:list text:style-name="L3">
        <text:list-item>
          <text:p text:style-name="P13"><text:span text:style-name="T3">Eclipse bietet über ein plugin SVN integration: </text:span><text:a xlink:type="simple" xlink:href="http://subclipse.tigris.org/"><text:span text:style-name="T3">http://subclipse.tigris.org/</text:span></text:a></text:p>
        </text:list-item>
        <text:list-item>
          <text:p text:style-name="P16">Für Ubuntu gibt’s ein Paket für die Integration von SVN in Nautilus (nautilus-script-collection-svn)</text:p>
        </text:list-item>
        <text:list-item>
          <text:p text:style-name="P13"><text:span text:style-name="T3">Für KDE gibt’s KDEsvn </text:span><text:a xlink:type="simple" xlink:href="http://kdesvn.alwins-world.de/"><text:span text:style-name="T3">http://kdesvn.alwins-world.de/</text:span></text:a></text:p>
        </text:list-item>
        <text:list-item>
          <text:p text:style-name="P13"><text:span text:style-name="T3">Für Gnome gibt’s NaughtySVN </text:span><text:a xlink:type="simple" xlink:href="http://naughtysvn.tigris.org/"><text:span text:style-name="T3">http://naughtysvn.tigris.org/</text:span></text:a></text:p>
        </text:list-item>
      </text:list>
      <text:list text:style-name="L1" text:continue-numbering="true">
        <text:list-item>
          <text:list text:continue-numbering="true">
            <text:list-item>
              <text:h text:style-name="P20" text:outline-level="2">SSH-Keys anlegen</text:h>
            </text:list-item>
          </text:list>
        </text:list-item>
      </text:list>
      <text:p text:style-name="Text_20_body">SSH-Keys werden ganz einfach durch die Eingabe von </text:p>
      <text:p text:style-name="P6"><text:tab/>ssh-keygen</text:p>
      <text:p text:style-name="P4">in der Kommandozeile angelegt.</text:p>
      <text:p text:style-name="P8"><text:tab/>Generating public/private rsa key pair. </text:p>
      <text:p text:style-name="P6"><text:tab/>Enter file in which to save the key (/home/username/.ssh/id_rsa)</text:p>
      <text:p text:style-name="P4">Als erstes wird man nach dem Speicherort des keys gefragt, üblichweise passt der Standardvorschlag, also einfach mit Return bestätigen.</text:p>
      <text:p text:style-name="P4"><text:tab/><text:span text:style-name="T1">Enter passphrase (empty for no passphrase):</text:span></text:p>
      <text:p text:style-name="P4">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4">Nach Bestätigung der passphrase ist man auch schon fertig, es wurde ein öffentlicher und ein privater Schlüssen angelegt.</text:p>
      <text:list text:style-name="L1" text:continue-numbering="true">
        <text:list-item>
          <text:list text:continue-numbering="true">
            <text:list-item>
              <text:h text:style-name="P20"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1">ssh-add</text:span> zu laden. Danach bleibt er für die bestehende session geladen (evtl. ist es notwendig keychain zu installieren). Wenn man die keys im Standardverzeichnis liegen hat, reicht ein simples</text:p>
      <text:p text:style-name="P7"><text:tab/>ssh-add</text:p>
      <text:p text:style-name="P6"><text:tab/>Enter passphrase for /home/username/.ssh/id_rsa:</text:p>
      <text:list text:style-name="L1" text:continue-numbering="true">
        <text:list-item>
          <text:list text:continue-numbering="true">
            <text:list-item>
              <text:h text:style-name="P20" text:outline-level="2"><text:soft-page-break/>SSH-Key hochladen</text:h>
            </text:list-item>
          </text:list>
        </text:list-item>
      </text:list>
      <text:p text:style-name="Text_20_body">Um den key mit dem Server bekannt zu machen, muss am Server der Ordner <text:span text:style-name="T1">.ssh</text:span> angelegt werden und darin der public(!) key in der Datei <text:span text:style-name="T1">authorized_keys</text:span> geschrieben werden. Das geht zB so:</text:p>
      <text:p text:style-name="P7"><text:tab/>mkdir /tmp/.ssh</text:p>
      <text:p text:style-name="P7"><text:tab/>cp ~/.ssh/id_rsa.pub /tmp/.ssh/authorized_keys</text:p>
      <text:p text:style-name="P6"><text:tab/>scp -r /tmp/.ssh &lt;user&gt;@dev.freebus.org:</text:p>
      <text:p text:style-name="Text_20_body">Überprüft hier, ob der Host-Fingerprint passt, steht ganz oben in diesem Dokument.</text:p>
      <text:list text:style-name="L1" text:continue-numbering="true">
        <text:list-item>
          <text:list text:continue-numbering="true">
            <text:list-item>
              <text:h text:style-name="P20"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3"><text:tab/>svn co svn+ssh://&lt;user&gt;@dev.freebus.org/usr/local/svn/freebus</text:p>
      <text:list text:style-name="L1" text:continue-numbering="true">
        <text:list-item>
          <text:list text:continue-numbering="true">
            <text:list-item>
              <text:h text:style-name="P29" text:outline-level="2">Arbeiten mit SVN</text:h>
            </text:list-item>
          </text:list>
        </text:list-item>
      </text:list>
      <text:p text:style-name="P4">Die Dateien können nun bearbeitet werden und mit <text:span text:style-name="T1">svn ci &lt;Dateiname&gt; </text:span>werden die Änderungen committed. Neue Dateien/Ordner kann man mit <text:span text:style-name="T1">svn add &lt;Dateiname&gt; </text:span>hinzufügen. Um sich auf den neuesten Stand zu bringen, reicht ein einfaches <text:span text:style-name="T1">svn update</text:span> im repository Verzeichnis. Damit kann man auch ungewollte Änderungen rückgängig machen: dazu einfach die Datei lokal löschen und mit <text:span text:style-name="T1">svn update</text:span> die aktuelle Version holen.</text:p>
      <text:p text:style-name="P4">Für eine ausführliche Einführung in die Arbeit mit svn gibt es jede Menge Online Tutorials.</text:p>
      <text:list text:style-name="L1" text:continue-numbering="true">
        <text:list-item>
          <text:h text:style-name="P17"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Matthias Fechner</meta:initial-creator>
    <meta:creation-date>2007-11-11T21:28:26</meta:creation-date>
    <dc:creator>Matthias Fechner</dc:creator>
    <dc:date>2008-03-18T16:23:05</dc:date>
    <meta:editing-cycles>19</meta:editing-cycles>
    <meta:editing-duration>PT3H32M8S</meta:editing-duration>
    <meta:user-defined meta:name="Info 1"/>
    <meta:user-defined meta:name="Info 2"/>
    <meta:user-defined meta:name="Info 3"/>
    <meta:user-defined meta:name="Info 4"/>
    <meta:document-statistic meta:table-count="0" meta:image-count="3" meta:object-count="0" meta:page-count="4" meta:paragraph-count="80" meta:word-count="1121" meta:character-count="7310"/>
  </office:meta>
</office:document-meta>
</file>